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{'experimenter': 'Evelien', 'date': '07-10-2017', 'time': '13:21:14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3:28:0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3:36:09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3:42:4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3:50:09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3:56:1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4:04:30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4:10:2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4:18:45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4:24:3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32:24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38:5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46:45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53:2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6:00:16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6:07:2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6:14:45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6:21:2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6:28:09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6:34:2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2:04:28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2:10:5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2:19:05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2:25:1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2:33:17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2:40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2:48:04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2:54:3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3:02:06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3:08:4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2:41:41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2:48:1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2:55:26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3:02:0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3:11:35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3:18:4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3:26:17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3:33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3:40:39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3:47:2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4-2017', 'time': '10:51:26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14-2017', 'time': '11:03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2:33:21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2:39:4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2:47:25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2:54:1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3:01:27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3:07:5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3:16:09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3:22:4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3:29:05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3:35:3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2:44:58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2:51:1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2:57:01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3:03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3:09:20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3:15:2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3:22:12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3:28:4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3:37:47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3:44:0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2:55:32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3:01:5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3:09:06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3:15:2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3:21:08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3:27:3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3:33:28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3:42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3:46:19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3:52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2:59:42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3:05:5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3:12:29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3:19:4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3:28:02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3:34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3:41:12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3:47:2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3:54:02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4:00:1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1-2017', 'time': '10:24:48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21-2017', 'time': '10:3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2:06:37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2:12:4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2:20:26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2:26:5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2:34:31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2:41:2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2:49:05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2:55:1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3:02:49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3:08:5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4:11:24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4:17:5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4:25:51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4:31:4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4:40:13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4:46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4:54:54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01:4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09:21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5:16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0:49:31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0:56:3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1:04:06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1:10:3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1:17:55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1:24:2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1:24:25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1:31:0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1:45:04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1:51:3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0:35:57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0:42:0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0:49:44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0:56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1:03:20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1:10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1:20:00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1:26:3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1:32:47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1:38:5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4-2017', 'time': '10:29:13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14-2017', 'time': '10:40:5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0:49:57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0:56:5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1:03:04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1:09:5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1:17:08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1:23:3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1:29:34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1:35:4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1:42:48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1:49:0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1:01:45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1:08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1:15:42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1:22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1:28:43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1:34:5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1:42:04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1:48:2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1:55:38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2:02:0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1:43:07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1:49:5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1:57:16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2:03:4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2:10:20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2:16:4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2:24:00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2:30:1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2:36:56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2:43:3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1:02:15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1:08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1:14:19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1:20:4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1:26:19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1:32:2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1:39:33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1:45:5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1:52:57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1:59:2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1-2017', 'time': '10:05:59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21-2017', 'time': '10:17:1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1:23:42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1:29:5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1:36:40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1:43:0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1:51:53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1:58:1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2:05:0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2:11:2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2:18:15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2:24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0:37:20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0:44:1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0:51:02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0:57:4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1:04:07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1:10:2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1:18:16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1:25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1:32:18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1:38:3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1:48:41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1:55:2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2:05:51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2:08:3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2:16:22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2:22:5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2:29:31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2:36:0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2:42:32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2:50:0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0:53:33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1:03:1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1:10:55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1:17:4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1:27:45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1:34:3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7-2017', 'time': None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27-2017', 'time': None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7-2017', 'time': None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27-2017', 'time': None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8-2017', 'time': '10:08:55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7-28-2017', 'time': None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0:14:39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0:22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0:29:36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0:36:1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0:43:31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0:51:3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0:59:24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1:05:1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1:13:09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1:19:1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2:55:56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3:02:1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3:10:10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3:16:2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3:24:12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3:31:1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3:39:16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3:45:4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3:53:35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4:00:3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09:31:12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09:38:0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09:45:24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09:51:5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09:58:58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0:06:0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0:13:15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0:19:4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0:27:28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0:33:5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09:16:10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09:22:4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09:30:30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09:37:0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09:44:31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09:51:1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09:59:52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0:06:2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0:14:06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0:21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4-2017', 'time': '10:06:12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4-2017', 'time': '10:17:3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09:29:17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09:36:4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09:46:31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09:52:3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0:01:29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0:08:2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0:16:42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0:23:0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0:31:45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0:38:3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09:37:25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09:43:5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09:51:20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09:57:4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0:04:08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0:10:3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0:17:08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0:23:3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0:30:20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0:36:3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0:02:18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0:09:3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0:15:23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0:21:4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0:27:54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0:34:1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0:40:33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0:46:5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0:52:44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0:59:2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09:52:56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09:59:1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0:05:58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0:12:2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0:19:38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0:25:4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0:32:37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0:38:5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0:45:16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0:51:3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1-2017', 'time': '09:38:28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21-2017', 'time': '09:49:3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09:46:25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09:53:4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0:01:29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0:07:4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0:15:03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0:22:1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0:28:38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0:35:0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0:43:48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0:49:5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09:25:00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09:31:3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09:38:01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09:44:5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09:50:32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09:57:0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0:03:38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0:10:1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0:17:01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0:23:0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0:35:37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0:42:0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0:48:56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0:55:2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1:02:09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1:09:0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1:16:16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1:22:5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1:30:00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1:36:2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09:41:27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09:48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09:54:34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0:01:2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0:08:18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0:15:3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0:22:28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0:30:4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0:37:27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0:44:3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8-2017', 'time': '09:51:08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28-2017', 'time': None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4:38:14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4:44:4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4:53:59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5:00:2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5:08:19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5:14:5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5:23:01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5:29:3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5:38:26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0-2017', 'time': '15:46:5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7:43:17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7:49:1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7:57:32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8:04:0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8:10:59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8:17:3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8:24:33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8:31:1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8:39:02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1-2017', 'time': '18:46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3:38:33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3:44:4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3:51:48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3:57:5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4:05:22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4:11:4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4:19:30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4:25:4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4:33:33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2-2017', 'time': '14:39:4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4:00:41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4:07:1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4:15:19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4:22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4:30:20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4:36:5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4:44:23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4:51:0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5:00:31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7-13-2017', 'time': '15:08:1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4-2017', 'time': '11:16:48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14-2017', 'time': '11:28:2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3:55:33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4:01:4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4:09:39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4:16:2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4:22:42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4:28:5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4:35:15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4:41:3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4:47:49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17-2017', 'time': '14:53:5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4:00:21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4:06:4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4:13:11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4:19:1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4:25:26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4:31:5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4:37:50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4:44:1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4:50:11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7-18-2017', 'time': '14:56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4:36:08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4:42:2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4:48:15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4:54:2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5:00:24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5:06:3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5:14:41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5:20:3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5:26:23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19-2017', 'time': '15:32:3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4:16:18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4:22:3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4:28:49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4:35:2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4:41:52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4:48:0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4:54:13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5:00:2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5:06:47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20-2017', 'time': '15:13:0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1-2017', 'time': '10:46:17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21-2017', 'time': '10:55:0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4:16:54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4:23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4:29:49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4:36:2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4:42:13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4:48:5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4:58:42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5:05:1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5:12:0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7-24-2017', 'time': '15:17:5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3:24:03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3:30:3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3:37:01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3:43:1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3:49:49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3:56:3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4:04:27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4:11:2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4:18:39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25-2017', 'time': '14:25:0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5:38:53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5:45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5:52:22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5:58:3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6:04:45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6:11:4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6:19:36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6:26:0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6:34:40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7-26-2017', 'time': '16:41:4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2:39:33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2:50:2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3:01:36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3:13:1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7-2017', 'time': '13:23:24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7-27-2017', 'time': None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7-2017', 'time': None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7-27-2017', 'time': None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7-2017', 'time': None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7-27-2017', 'time': None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7-28-2017', 'time': '10:42:31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7-28-2017', 'time': None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18:29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2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34:4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2:4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2:4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2:4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2:4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49:54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56:4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56:4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56:4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8:56:4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05:23', 'OL_1': UR, 'OL_2': UL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12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12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12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12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24:1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31:0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31:0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31:0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31:0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7-2018', 'time': '09:31:0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14:53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21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0:0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37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46:11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3:54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02:4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0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19:48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8-2018', 'time': '14:28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9-2018', 'time': '10:41:36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09-2018', 'time': '10:48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9-2018', 'time': '10:56:02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9-2018', 'time': '11:02:3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9-2018', 'time': '11:13:07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9-2018', 'time': '11:20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9-2018', 'time': '11:28:37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09-2018', 'time': '11:34:5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09-2018', 'time': '11:49:20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09-2018', 'time': '11:56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10-2018', 'time': '09:28:15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10-2018', 'time': '09:34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10-2018', 'time': '09:44:43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10-2018', 'time': '09:51:2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10-2018', 'time': '10:01:21', 'OL_1': 'UR', 'OL_2': 'UL'}</text:p>
          </table:table-cell>
        </table:table-row>
        <table:table-row table:style-name="ro1">
          <table:table-cell office:value-type="string" calcext:value-type="string">
            <text:p>{'experimenter': 'Evelien', 'date': '05-10-2018', 'time': '10:11:1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10-2018', 'time': '10:20:18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5-10-2018', 'time': '10:27:4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10-2018', 'time': '10:34:39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10-2018', 'time': '10:41:4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11-2018', 'time': '08:02:30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5-11-2018', 'time': '08:16:3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1:01:54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1:08:3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1:15:25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1:22:0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1:29:53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1:36:2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1:42:54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1:49:1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1:57:24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2:03:4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09:56:16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0:03:0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0:10:56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0:17:4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0:26:34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0:33:2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0:39:56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0:47:0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0:54:12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1:01:0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1:41:40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1:48:4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1:55:11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2:01:4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2:08:42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2:17:3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2:24:29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2:31:1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2:37:11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2:43:5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0:41:43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0:48:2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0:55:32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1:02:5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1:09:59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1:17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1:25:50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1:32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1:39:37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1:46:3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1-2018', 'time': '10:39:33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6-01-2018', 'time': '10:51:5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08:44:18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08:51:1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08:58:56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09:05:3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09:15:58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09:22:2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09:30:51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09:37:4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09:43:50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09:50:1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4:42:56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4:49:3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4:56:26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5:03:3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5:11:15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5:19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5:26:38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5:33:1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5:39:37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5:46:1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0:47:19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0:53:4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1:01:59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1:08:3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1:14:19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1:21:1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1:29:24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1:35:4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1:42:29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1:49:0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0:35:32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0:42:2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0:49:28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0:55:5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1:02:24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1:08:5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1:15:44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1:22:2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1:28:57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1:35:3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8-2018', 'time': '11:58:54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6-08-2018', 'time': '12:11:03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2:26:04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2:32:2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2:37:52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2:44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2:51:57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2:58:1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3:04:01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3:11:1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3:19:17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5-28-2018', 'time': '13:26:0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1:13:03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1:19:2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1:26:38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1:32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1:43:03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1:49:2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1:57:40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2:04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2:11:55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5-29-2018', 'time': '12:18:0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2:58:15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3:05:2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3:12:24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3:19:0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3:25:30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3:32:3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3:39:23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3:45:5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3:53:54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5-30-2018', 'time': '14:00:5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2:00:25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2:07:2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2:14:31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2:22:3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2:30:27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2:37:2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2:45:19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2:52:0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3:00:19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5-31-2018', 'time': '13:06:4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1-2018', 'time': '11:03:35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6-01-2018', 'time': '11:15:0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10:02:27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10:08:4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10:16:42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10:23:1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10:31:39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10:38:50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10:44:14', 'OL_1': 'LL', 'OL_2': 'UL'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10:50:5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10:56:17', 'OL_1': 'UR', 'OL_2': 'LR'}</text:p>
          </table:table-cell>
        </table:table-row>
        <table:table-row table:style-name="ro1">
          <table:table-cell office:value-type="string" calcext:value-type="string">
            <text:p>{'experimenter': 'Evelien', 'date': '06-04-2018', 'time': '11:02:2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5:55:41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6:02:1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6:08:25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6:14:4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6:22:15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6:29:11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6:34:48', 'OL_1': 'LR', 'OL_2': 'UL'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6:41:1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6:47:31', 'OL_1': 'UR', 'OL_2': 'LL'}</text:p>
          </table:table-cell>
        </table:table-row>
        <table:table-row table:style-name="ro1">
          <table:table-cell office:value-type="string" calcext:value-type="string">
            <text:p>{'experimenter': 'Evelien', 'date': '06-05-2018', 'time': '16:53:44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2:01:38', 'OL_1': 'UL', 'OL_2': 'LR'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2:07:4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2:14:23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2:21:2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2:27:59', 'OL_1': 'UL', 'OL_2': 'LL'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2:34:1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2:40:07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2:46:3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2:53:15', 'OL_1': 'LL', 'OL_2': 'LR'}</text:p>
          </table:table-cell>
        </table:table-row>
        <table:table-row table:style-name="ro1">
          <table:table-cell office:value-type="string" calcext:value-type="string">
            <text:p>{'experimenter': 'Evelien', 'date': '06-06-2018', 'time': '12:58:49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1:46:45', 'OL_1': 'LR', 'OL_2': 'UR'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1:53:07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1:58:56', 'OL_1': 'LL', 'OL_2': 'UR'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2:05:38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2:13:00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2:20:45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2:27:10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2:33:22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2:39:50', 'OL_1': 'UL', 'OL_2': 'UR'}</text:p>
          </table:table-cell>
        </table:table-row>
        <table:table-row table:style-name="ro1">
          <table:table-cell office:value-type="string" calcext:value-type="string">
            <text:p>{'experimenter': 'Evelien', 'date': '06-07-2018', 'time': '12:46:06', 'OL_1': None, 'OL_2': None}</text:p>
          </table:table-cell>
        </table:table-row>
        <table:table-row table:style-name="ro1">
          <table:table-cell office:value-type="string" calcext:value-type="string">
            <text:p>{'experimenter': 'Evelien', 'date': '06-08-2018', 'time': '12:21:21', 'OL_1': 'LR', 'OL_2': 'LL'}</text:p>
          </table:table-cell>
        </table:table-row>
        <table:table-row table:style-name="ro1">
          <table:table-cell office:value-type="string" calcext:value-type="string">
            <text:p>{'experimenter': 'Evelien', 'date': '06-08-2018', 'time': '12:32:37', 'OL_1': None, 'OL_2': None}</text:p>
          </table:table-cell>
        </table:table-row>
        <table:table-row table:style-name="ro1">
          <table:table-cell office:value-type="string" calcext:value-type="string">
            <text:p>{'experimenter': 'Alejandra', 'date': '08-14-2018', 'time': '09:42:45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4-2018', 'time': '09:52:05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4-2018', 'time': '10:02:04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4-2018', 'time': '10:12:17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4-2018', 'time': '10:22:04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4-2018', 'time': '10:31:54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4-2018', 'time': '10:41:58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4-2018', 'time': '10:51:35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4-2018', 'time': '11:01:49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4-2018', 'time': '11:11:06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5-2018', 'time': '07:27:23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5-2018', 'time': '07:37:57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5-2018', 'time': '07:46:27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5-2018', 'time': '07:55:17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5-2018', 'time': '08:05:10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5-2018', 'time': '08:15:04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5-2018', 'time': '08:25:09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5-2018', 'time': '08:35:15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5-2018', 'time': '08:45:05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5-2018', 'time': '08:55:08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6-2018', 'time': '11:39:30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6-2018', 'time': '11:49:07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6-2018', 'time': '11:58:27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6-2018', 'time': '12:08:16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6-2018', 'time': '12:17:42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6-2018', 'time': '12:27:07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6-2018', 'time': '12:38:23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6-2018', 'time': '12:48:14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6-2018', 'time': '12:57:29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6-2018', 'time': '13:07:10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7-2018', 'time': '07:40:39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7-2018', 'time': '07:50:25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7-2018', 'time': '07:59:42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7-2018', 'time': '08:09:09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7-2018', 'time': '08:19:50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7-2018', 'time': '08:29:29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7-2018', 'time': '08:39:04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7-2018', 'time': '08:49:08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7-2018', 'time': '08:59:07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17-2018', 'time': '09:08:38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18-2018', 'time': '10:20:38', 'OL_1': 'LL', 'OL_2': 'UL', 'WT': 0}</text:p>
          </table:table-cell>
        </table:table-row>
        <table:table-row table:style-name="ro1">
          <table:table-cell office:value-type="string" calcext:value-type="string">
            <text:p>{'experimenter': 'Alejandra', 'date': '08-18-2018', 'time': '10:30:09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08:38:10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08:47:16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08:57:17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09:07:02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09:16:42', 'OL_1': 'UL', 'OL_2': 'UR'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09:27:29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09:36:50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09:46:38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09:56:44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10:06:16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07:27:29', 'OL_1': 'UL', 'OL_2': 'UR'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07:36:46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07:49:36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07:58:31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08:07:10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08:16:51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08:26:19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08:37:35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08:46:29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08:56:10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07:27:18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07:36:21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07:47:06', 'OL_1': 'UL', 'OL_2': 'UR'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07:56:27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08:06:19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08:16:35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08:26:04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08:36:36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08:46:37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08:55:18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07:26:58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07:36:0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07:45:48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07:55:55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08:06:09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08:16:46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08:26:30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08:36:17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08:45:32', 'OL_1': 'UL', 'OL_2': 'UR'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08:54:40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4-2018', 'time': '09:46:38', 'OL_1': 'UL', 'OL_2': 'UR', 'WT': 0}</text:p>
          </table:table-cell>
        </table:table-row>
        <table:table-row table:style-name="ro1">
          <table:table-cell office:value-type="string" calcext:value-type="string">
            <text:p>{'experimenter': 'Alejandra', 'date': '08-24-2018', 'time': '10:03:1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3-2018', 'time': '10:03:34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23-2018', 'time': '10:13:55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3-2018', 'time': '10:22:47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7-23-2018', 'time': '10:32:16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3-2018', 'time': '10:42:35', 'OL_1': 'UL', 'OL_2': 'UR', 'WT': 0}</text:p>
          </table:table-cell>
        </table:table-row>
        <table:table-row table:style-name="ro1">
          <table:table-cell office:value-type="string" calcext:value-type="string">
            <text:p>{'experimenter': 'Alejandra', 'date': '07-23-2018', 'time': '10:52:01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3-2018', 'time': '11:02:21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23-2018', 'time': '11:12:01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3-2018', 'time': '11:22:02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7-23-2018', 'time': '11:32:00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4-2018', 'time': '09:50:20', 'OL_1': 'UL', 'OL_2': 'UR', 'WT': 0}</text:p>
          </table:table-cell>
        </table:table-row>
        <table:table-row table:style-name="ro1">
          <table:table-cell office:value-type="string" calcext:value-type="string">
            <text:p>{'experimenter': 'Alejandra', 'date': '07-24-2018', 'time': '10:00:14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4-2018', 'time': '10:14:21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24-2018', 'time': '10:24:28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4-2018', 'time': '10:34:04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7-24-2018', 'time': '10:44:05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4-2018', 'time': '10:54:11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24-2018', 'time': '11:04:0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4-2018', 'time': '11:14:04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7-24-2018', 'time': '11:24:0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5-2018', 'time': '10:40:35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7-25-2018', 'time': '10:50:02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5-2018', 'time': '11:00:04', 'OL_1': 'UL', 'OL_2': 'UR', 'WT': 0}</text:p>
          </table:table-cell>
        </table:table-row>
        <table:table-row table:style-name="ro1">
          <table:table-cell office:value-type="string" calcext:value-type="string">
            <text:p>{'experimenter': 'Alejandra', 'date': '07-25-2018', 'time': '11:10:05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5-2018', 'time': '11:20:05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25-2018', 'time': '11:30:05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5-2018', 'time': '11:40:04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25-2018', 'time': '11:50:07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5-2018', 'time': '12:00:03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7-25-2018', 'time': '12:10:34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6-2018', 'time': '12:00:05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7-26-2018', 'time': '12:10:09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6-2018', 'time': '12:20:04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26-2018', 'time': '12:30:0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6-2018', 'time': '12:40:04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7-26-2018', 'time': '12:50:0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6-2018', 'time': '13:00:04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26-2018', 'time': '13:10:0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6-2018', 'time': '13:20:08', 'OL_1': 'UL', 'OL_2': 'UR', 'WT': 0}</text:p>
          </table:table-cell>
        </table:table-row>
        <table:table-row table:style-name="ro1">
          <table:table-cell office:value-type="string" calcext:value-type="string">
            <text:p>{'experimenter': 'Alejandra', 'date': '07-26-2018', 'time': '13:30:06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27-2018', 'time': '09:50:05', 'OL_1': 'UL', 'OL_2': 'UR', 'WT': 0}</text:p>
          </table:table-cell>
        </table:table-row>
        <table:table-row table:style-name="ro1">
          <table:table-cell office:value-type="string" calcext:value-type="string">
            <text:p>{'experimenter': 'Alejandra', 'date': '07-27-2018', 'time': '10:00:0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30-2018', 'time': '11:06:24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30-2018', 'time': '11:15:28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30-2018', 'time': '11:25:10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30-2018', 'time': '11:35:05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30-2018', 'time': '11:45:11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30-2018', 'time': '11:55:09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30-2018', 'time': '12:05:04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30-2018', 'time': '12:15:07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30-2018', 'time': '12:25:06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30-2018', 'time': '12:35:0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31-2018', 'time': '08:17:48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31-2018', 'time': '08:27:0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31-2018', 'time': '08:37:06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31-2018', 'time': '08:47:0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31-2018', 'time': '05:87:13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31-2018', 'time': '09:07:24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31-2018', 'time': '09:17:04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31-2018', 'time': '09:27:0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7-31-2018', 'time': '09:37:13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7-31-2018', 'time': '09:47:15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01-2018', 'time': '10:05:01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01-2018', 'time': '10:15:04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01-2018', 'time': '10:25:05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01-2018', 'time': '10:35:3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01-2018', 'time': '10:45:05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01-2018', 'time': '10:55:1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01-2018', 'time': '11:05:03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01-2018', 'time': '11:15:0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01-2018', 'time': '11:25:05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01-2018', 'time': '11:35:11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02-2018', 'time': '0n:an:', 'OL_1': 'L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10:25:43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10:35:07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10:45:13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10:55:16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11:05:03', 'OL_1': 'UL', 'OL_2': 'UR'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11:15:0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11:25:10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11:35:21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11:45:03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8-20-2018', 'time': '11:55:3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09:16:55', 'OL_1': 'UL', 'OL_2': 'UR'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09:26:19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09:35:52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09:44:49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09:55:04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10:04:33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10:15:12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10:24:45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10:34:56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8-21-2018', 'time': '10:45:34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09:07:46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09:16:58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09:28:20', 'OL_1': 'UL', 'OL_2': 'UR'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09:39:02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09:48:27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09:57:41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10:07:56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10:18:05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10:27:48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8-22-2018', 'time': '10:36:58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11:35:52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11:42:56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11:46:28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11:51:55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11:59:11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12:11:33', 'OL_1': 'UL', 'OL_2': 'LL'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12:21:40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12:28:35', 'OL_1': 'UL', 'OL_2': 'LR'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12:38:02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12:45:47', 'OL_1': 'UL', 'OL_2': 'UR', 'WT': 0}</text:p>
          </table:table-cell>
        </table:table-row>
        <table:table-row table:style-name="ro1">
          <table:table-cell office:value-type="string" calcext:value-type="string">
            <text:p>{'experimenter': 'Alejandra', 'date': '08-23-2018', 'time': '12:53:59', 'OL_1': None, 'OL_2': None, 'WT': 0}</text:p>
          </table:table-cell>
        </table:table-row>
        <table:table-row table:style-name="ro1">
          <table:table-cell office:value-type="string" calcext:value-type="string">
            <text:p>{'experimenter': 'Alejandra', 'date': '08-24-2018', 'time': '10:26:56', 'OL_1': 'UL', 'OL_2': 'UR', 'WT': 0}</text:p>
          </table:table-cell>
        </table:table-row>
        <table:table-row table:style-name="ro1">
          <table:table-cell office:value-type="string" calcext:value-type="string">
            <text:p>{'experimenter': 'Alejandra', 'date': '08-24-2018', 'time': '10:41:39', 'OL_1': None, 'OL_2': None, 'WT': 0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0:15:14.225596094</meta:creation-date>
    <dc:date>2019-12-16T10:19:39.114387023</dc:date>
    <meta:editing-duration>PT4M25S</meta:editing-duration>
    <meta:editing-cycles>1</meta:editing-cycles>
    <meta:generator>LibreOffice/6.0.7.3$Linux_X86_64 LibreOffice_project/00m0$Build-3</meta:generator>
    <meta:document-statistic meta:table-count="1" meta:cell-count="5053" meta:object-count="0"/>
  </office:meta>
</office:document-meta>
</file>